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color="#0678be" fo:font-family="inherit" fo:font-weight="bold"/>
    </style:style>
    <style:style style:name="T2" style:family="text">
      <style:text-properties fo:background-color="#ffffff" fo:font-family="Lucida Grande,DejaVu Sans,Bitstream Vera Sans,Verdana,Arial,sans-serif"/>
    </style:style>
    <style:style style:name="T3" style:family="text">
      <style:text-properties fo:color="#0678be"/>
    </style:style>
    <style:style style:name="T4" style:family="text">
      <style:text-properties style:text-underline-style="solid" style:text-underline-type="single"/>
    </style:style>
    <style:style style:name="T5" style:family="text">
      <style:text-properties fo:background-color="#ffffff" fo:color="#222222" fo:font-family="Helvetica Neue,Helvetica,Arial,sans-serif" fo:font-style="normal" fo:font-variant="normal" fo:font-weight="100" fo:text-transform="none" style:text-position="0% 100%" style:text-underline-style="solid" style:text-underline-type="single"/>
    </style:style>
    <style:style style:name="T6" style:family="text">
      <style:text-properties fo:background-color="#ffffff" fo:font-family="Helvetica Neue,Helvetica,Arial,sans-serif"/>
    </style:style>
    <style:style style:name="T7" style:family="text">
      <style:text-properties fo:color="#0678be" fo:font-family="inherit" fo:font-style="normal" fo:font-variant="normal" fo:font-weight="bold" fo:text-transform="none" style:text-position="0% 100%"/>
    </style:style>
    <style:style style:name="T8" style:family="text">
      <style:text-properties fo:font-style="italic"/>
    </style:style>
    <style:style style:name="P1" style:family="paragraph">
      <style:paragraph-properties fo:background-color="#ffffff" fo:margin-bottom="0.000000000000000pt" fo:margin-top="8.000000000000000pt" fo:text-indent="0.000000000000000pt"/>
      <style:text-properties fo:background-color="#ffffff" fo:color="#222222" fo:font-family="Helvetica Neue,Helvetica,Arial,sans-serif" fo:font-style="normal" fo:font-variant="normal" fo:font-weight="100" fo:text-transform="none" style:text-position="0% 100%"/>
    </style:style>
    <style:style style:name="P2" style:family="paragraph">
      <style:paragraph-properties fo:margin-bottom="10.000000000000000pt"/>
      <style:text-properties fo:color="#222222" fo:font-family="inherit" fo:font-style="normal" fo:font-variant="normal" fo:font-weight="100" fo:text-transform="none" style:text-position="0% 100%"/>
    </style:style>
    <style:style style:name="P3" style:family="paragraph">
      <style:paragraph-properties fo:margin-top="8.000000000000000pt"/>
      <style:text-properties fo:color="#222222" fo:font-family="inherit" fo:font-style="normal" fo:font-variant="normal" fo:font-weight="bold" fo:text-transform="none" style:text-position="0% 100%"/>
    </style:style>
    <style:style style:name="P4" style:family="paragraph">
      <style:paragraph-properties fo:margin-top="8.000000000000000pt"/>
      <style:text-properties fo:color="#000000" fo:font-family="Sans Serif" fo:font-size="12.000000000000000pt"/>
    </style:style>
    <style:style style:name="P5" style:family="paragraph">
      <style:paragraph-properties fo:background-color="#ffffff" fo:margin-bottom="21.000000000000000pt" fo:text-indent="0.000000000000000pt"/>
      <style:text-properties fo:background-color="#ffffff" fo:color="#222222" fo:font-family="Lucida Grande,DejaVu Sans,Bitstream Vera Sans,Verdana,Arial,sans-serif" fo:font-style="normal" fo:font-variant="normal" fo:font-weight="100" fo:text-transform="none" style:text-position="0% 100%"/>
    </style:style>
    <style:style style:name="P6" style:family="paragraph">
      <style:paragraph-properties fo:background-color="#ffffff" fo:margin-bottom="8.000000000000000pt" fo:margin-top="15.000000000000000pt" fo:text-indent="0.000000000000000pt"/>
      <style:text-properties fo:background-color="#ffffff" fo:color="#222222" fo:font-family="Helvetica Neue,Helvetica,Arial,sans-serif" fo:font-style="normal" fo:font-variant="normal" fo:font-weight="100" fo:text-transform="none" style:text-position="0% 100%"/>
    </style:style>
    <style:style style:name="P7" style:family="paragraph">
      <style:text-properties fo:color="#222222" fo:font-family="inherit" fo:font-style="normal" fo:font-variant="normal" fo:font-weight="100" fo:text-transform="none" style:text-position="0% 100%"/>
    </style:style>
    <style:style style:name="P8" style:family="paragraph">
      <style:paragraph-properties fo:background-color="#ffffff" fo:margin-bottom="8.000000000000000pt" fo:margin-top="15.000000000000000pt" fo:text-indent="0.000000000000000pt"/>
      <style:text-properties fo:color="#222222" fo:font-family="inherit" fo:font-style="normal" fo:font-variant="normal" fo:font-weight="100" fo:text-transform="none" style:text-position="0% 100%"/>
    </style:style>
    <style:style style:name="P9" style:family="paragraph">
      <style:paragraph-properties fo:margin-bottom="10.000000000000000pt"/>
      <style:text-properties fo:color="#000000" fo:font-family="Sans Serif" fo:font-size="12.000000000000000pt"/>
    </style:style>
    <style:style style:name="P10" style:family="paragraph"/>
  </office:automatic-styles>
  <office:body>
    <office:text>
      <text:tracked-changes text:track-changes="false"/>
      <text:p text:style-name="P1"><text:bookmark-ref text:ref-name="ttps://www.drupal.org/documentation/understand"><text:span text:style-name="T1">Understanding the Course Advisory System</text:span></text:bookmark-ref></text:p>
      <text:p text:style-name="P2">Our automatic course advisory system needs to be web based in order to be accessible whether the students are in campus or out. A content management system is used in order to make management of the modules easier. This is a practical application of reuse based system development.<text:s/><text:span text:style-name="T2">Drupal is a content management system which allows you to create and maintain many different types of web portals. It is the platform of choice.</text:span></text:p>
      <text:p text:style-name="P3"><text:bookmark-ref text:ref-name="ttps://www.drupal.org/documentation/install"><text:span text:style-name="T3">Installation Guide</text:span></text:bookmark-ref></text:p>
      <text:p text:style-name="P4"><text:span text:style-name="T4">System Requirements</text:span></text:p>
      <text:p text:style-name="P4"><text:span text:style-name="T5">Disk space</text:span></text:p>
      <text:p text:style-name="P5">A minimum installation requires 60 MB. Keep in mind you need much more for the database, files uploaded by the users, media, backups and other files.</text:p>
      <text:p text:style-name="P6">Web server</text:p>
      <text:p text:style-name="P5">Apache, Nginx, or Microsoft IIS</text:p>
      <text:p text:style-name="P6">Database</text:p>
      <text:p text:style-name="P7">MySQL 5.0.15/MariaDB 5.1.44/Percona Server 5.1.70 or higher with PDO,</text:p>
      <text:p text:style-name="P7">PostgreSQL 8.3 or higher with PDO,</text:p>
      <text:p text:style-name="P2">SQLite 3.3.7 or higher</text:p>
      <text:p text:style-name="P8"><text:span text:style-name="T6">PHP</text:span></text:p>
      <text:p text:style-name="P7">Drupal 7: PHP 5.2.5 or higher (5.4 or higher recommended).</text:p>
      <text:p text:style-name="P7"/>
      <text:p text:style-name="P4"><text:bookmark-ref text:ref-name="ttps://www.drupal.org/documentation/administer"><text:span text:style-name="T7">Administration &amp; Security Guide</text:span></text:bookmark-ref></text:p>
      <text:p text:style-name="P2"><text:span text:style-name="T2">At the end of the installation process, the person who performed the installation is automatically logged into the site with the administrator account. You may see the administrator account referred to as User 1. This administrative account is automatically given all privileges for managing content and administering the site. The best practice is to only give a developer or the highest level of site admin access to this account. You can always grant users permission by assigning them to certain roles, so there is no reason to share this account.</text:span></text:p>
      <text:p text:style-name="P9"/>
      <text:p text:style-name="P9"/>
      <text:p text:style-name="P3"><text:bookmark-ref text:ref-name="ttps://www.drupal.org/documentation/structure"><text:span text:style-name="T3">Structure Guide</text:span></text:bookmark-ref></text:p>
      <text:p text:style-name="P2">Work with content types, blocks, menus, views, panels, taxonomy, user profiles, and navigation. <text:span text:style-name="T8">Audience: information architects</text:span></text:p>
      <text:p text:style-name="P3"><text:bookmark-ref text:ref-name="ttps://www.drupal.org/documentation/build"><text:span text:style-name="T3">Site Building Guide</text:span></text:bookmark-ref></text:p>
      <text:p text:style-name="P2">Add functionality and features such as e-commerce, forums, media, search, geographic data, dates, workflow, messaging, forms, social networking, etc. <text:span text:style-name="T8">Audience: site builders, developers and business architects</text:span></text:p>
      <text:p text:style-name="P3"><text:bookmark-ref text:ref-name="ttps://www.drupal.org/documentation/multilingual"><text:span text:style-name="T3">Multilingual Guide</text:span></text:bookmark-ref></text:p>
      <text:p text:style-name="P2">How to build sites in other languages and multi-language sites. <text:span text:style-name="T8">Audience: site builders, site administrators</text:span></text:p>
      <text:p text:style-name="P3"><text:bookmark-ref text:ref-name="ttps://www.drupal.org/documentation/theme"><text:span text:style-name="T3">Theming Guide</text:span></text:bookmark-ref></text:p>
      <text:p text:style-name="P2">Customize the interface using templates, CSS, etc. Override the output from core or contributed modules. <text:span text:style-name="T8">Audience: designers, usability and accessibility professionals, interface experts</text:span></text:p>
      <text:p text:style-name="P3"><text:bookmark-ref text:ref-name="ttps://www.drupal.org/documentation/mobile"><text:span text:style-name="T3">Mobile Guide</text:span></text:bookmark-ref></text:p>
      <text:p text:style-name="P2">How to build sites to support mobile devices. <text:span text:style-name="T8">Audience: site builders, site administrators, designers</text:span></text:p>
      <text:p text:style-name="P10"/>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style style:name="Footnote" style:display-name="Footnote" style:family="paragraph" style:next-style-name=""/>
    <style:style style:name="Endnote" style:display-name="Endnote" style:family="paragraph" style:next-style-name=""/>
    <style:style style:name="Head_202" style:default-outline-level="2" style:display-name="Head 2" style:family="paragraph" style:next-style-name="Standard">
      <style:text-properties fo:font-size="16.000000000000000pt" fo:font-weight="bold"/>
    </style:style>
    <style:style style:name="Head_203" style:default-outline-level="3" style:display-name="Head 3" style:family="paragraph" style:next-style-name="Standard">
      <style:text-properties fo:font-size="12.000000000000000pt" fo:font-weight="bold"/>
    </style:style>
    <style:style style:name="Enumerated_20List" style:display-name="Enumerated List" style:family="paragraph" style:list-style-name="L4">
      <style:text-properties fo:font-size="12.000000000000000pt"/>
    </style:style>
    <style:style style:name="Alphabetical_20List" style:display-name="Alphabetical List" style:family="paragraph" style:list-style-name="L5">
      <style:text-properties fo:font-size="12.000000000000000pt"/>
    </style:style>
    <style:style style:name="Bullet_20List" style:display-name="Bullet List" style:family="paragraph" style:list-style-name="L6">
      <style:text-properties fo:font-size="12.000000000000000pt"/>
    </style:style>
    <style:style style:name="Standard" style:display-name="Standard" style:family="paragraph">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1" style:default-outline-level="1" style:display-name="Head 1" style:family="paragraph" style:next-style-name="Standard">
      <style:text-properties fo:font-size="20.000000000000000pt" fo:font-weight="bold"/>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4" style:display-name="L4">
      <text:list-level-style-number text:start-value="1" text:display-levels="1" style:num-format="1" text:level="1" style:num-prefix="" style:num-suffix=".">
        <style:list-level-properties text:list-level-position-and-space-mode="label-width-and-position" fo:text-align="start"/>
      </text:list-level-style-number>
    </text:list-style>
    <text:list-style style:name="L5" style:display-name="L5">
      <text:list-level-style-number text:start-value="1" text:display-levels="1" style:num-format="a" text:level="1" style:num-prefix="" style:num-suffix=")">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1" style:display-name="L1">
      <text:list-level-style-number text:start-value="1" text:display-levels="1" style:num-format="1" text:level="1" style:num-prefix="" style:num-suffix=".">
        <style:list-level-properties text:list-level-position-and-space-mode="label-width-and-position" fo:text-align="start"/>
      </text:list-level-style-number>
    </text:list-style>
    <text:list-style style:name="L2" style:display-name="L2">
      <text:list-level-style-number text:start-value="1" text:display-levels="2" style:num-format="1" text:level="2" style:num-prefix="" style:num-suffix=".">
        <style:list-level-properties text:list-level-position-and-space-mode="label-width-and-position" fo:text-align="start"/>
      </text:list-level-style-number>
    </text:list-style>
    <text:list-style style:name="L3" style:display-name="L3">
      <text:list-level-style-number text:start-value="1" text:display-levels="3" style:num-format="1" text:level="3" style:num-prefix="" style:num-suffix=".">
        <style:list-level-properties text:list-level-position-and-space-mode="label-width-and-position" fo:text-align="start"/>
      </text:list-level-style-number>
    </text:list-style>
    <text:outline-style style:name="O">
      <text:outline-level-style text:start-value="1" text:display-levels="1" style:num-format="1" text:level="1" style:num-prefix="" style:num-suffix=".">
        <style:list-level-properties text:list-level-position-and-space-mode="label-width-and-position" fo:text-align="start"/>
      </text:outline-level-style>
      <text:outline-level-style text:start-value="1" text:display-levels="2" style:num-format="1" text:level="2" style:num-prefix="" style:num-suffix=".">
        <style:list-level-properties text:list-level-position-and-space-mode="label-width-and-position" fo:text-align="start"/>
      </text:outline-level-style>
      <text:outline-level-style text:start-value="1" text:display-levels="3" style:num-format="1" text:level="3" style:num-prefix="" style:num-suffix=".">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prefix="" style:num-suffix="" style:num-format="1" text:start-numbering-at="document" text:footnotes-position="page"/>
    <text:notes-configuration text:note-class="endnote" text:citation-style-name="Endnote_20_Symbol" text:citation-body-style-name="Endnote_20_anchor" text:default-style-name="Endnote" text:start-value="1" style:num-prefix="" style:num-suffix=""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page-layout>
  </office:automatic-styles>
  <office:master-styles>
    <style:master-page style:name="Standard" style:display-name="Default"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9.8</meta:generator>
    <dc:title/>
    <meta:initial-creator>Unknown</meta:initial-creator>
    <meta:editing-cycles>6</meta:editing-cycles>
    <dc:date>2015-11-16T20:42:47</dc:date>
    <meta:creation-date>2008-08-22T11:41:04</meta:creation-date>
    <dc:creator>Arthur Buliva</dc:creator>
  </office:meta>
</office:document-meta>
</file>